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4" style:family="table">
      <style:table-properties style:width="17cm" table:align="left"/>
    </style:style>
    <style:style style:name="Table4.A" style:family="table-column">
      <style:table-column-properties style:column-width="8.721cm"/>
    </style:style>
    <style:style style:name="Table4.B" style:family="table-column">
      <style:table-column-properties style:column-width="8.28cm"/>
    </style:style>
    <style:style style:name="Table4.A1" style:family="table-cell">
      <style:table-cell-properties style:vertical-align="middle" fo:padding="0.049cm" fo:border="none"/>
    </style:style>
    <style:style style:name="Table4.5" style:family="table-row">
      <style:table-row-properties style:min-row-height="0.418cm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06cm"/>
    </style:style>
    <style:style style:name="Table5.B" style:family="table-column">
      <style:table-column-properties style:column-width="3.531cm"/>
    </style:style>
    <style:style style:name="Table5.C" style:family="table-column">
      <style:table-column-properties style:column-width="12.40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2.99cm"/>
    </style:style>
    <style:style style:name="Table6.B" style:family="table-column">
      <style:table-column-properties style:column-width="6.678cm"/>
    </style:style>
    <style:style style:name="Table6.C" style:family="table-column">
      <style:table-column-properties style:column-width="7.33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2.782cm"/>
    </style:style>
    <style:style style:name="Table7.B" style:family="table-column">
      <style:table-column-properties style:column-width="7.13cm"/>
    </style:style>
    <style:style style:name="Table7.C" style:family="table-column">
      <style:table-column-properties style:column-width="7.08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4.87cm"/>
    </style:style>
    <style:style style:name="Table8.B" style:family="table-column">
      <style:table-column-properties style:column-width="12.13cm"/>
    </style:style>
    <style:style style:name="Table8.A1" style:family="table-cell">
      <style:table-cell-properties style:vertical-align="middle" fo:padding="0.049cm" fo:border="none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5.184cm"/>
    </style:style>
    <style:style style:name="Table1.C" style:family="table-column">
      <style:table-column-properties style:column-width="11.39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7.123cm"/>
    </style:style>
    <style:style style:name="Table2.C" style:family="table-column">
      <style:table-column-properties style:column-width="3.967cm"/>
    </style:style>
    <style:style style:name="Table2.D" style:family="table-column">
      <style:table-column-properties style:column-width="3.16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813cm" table:align="left"/>
    </style:style>
    <style:style style:name="Table3.A" style:family="table-column">
      <style:table-column-properties style:column-width="6.627cm"/>
    </style:style>
    <style:style style:name="Table3.B" style:family="table-column">
      <style:table-column-properties style:column-width="5.18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05e659" officeooo:paragraph-rsid="0005e659"/>
    </style:style>
    <style:style style:name="P2" style:family="paragraph" style:parent-style-name="Horizontal_20_Line">
      <style:text-properties officeooo:rsid="0005e659"/>
    </style:style>
    <style:style style:name="P3" style:family="paragraph" style:parent-style-name="Heading_20_2">
      <style:text-properties officeooo:rsid="0005e659"/>
    </style:style>
    <style:style style:name="P4" style:family="paragraph" style:parent-style-name="Text_20_body">
      <style:text-properties officeooo:rsid="0005e659"/>
    </style:style>
    <style:style style:name="P5" style:family="paragraph" style:parent-style-name="Preformatted_20_Text">
      <style:text-properties officeooo:rsid="0005e659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05e659"/>
    </style:style>
    <style:style style:name="P7" style:family="paragraph" style:parent-style-name="Preformatted_20_Text">
      <style:paragraph-properties style:writing-mode="lr-tb"/>
      <style:text-properties officeooo:rsid="0005e659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officeooo:rsid="0005e659"/>
    </style:style>
    <style:style style:name="P9" style:family="paragraph" style:parent-style-name="Text_20_body" style:list-style-name="L1">
      <style:text-properties officeooo:rsid="0005e659"/>
    </style:style>
    <style:style style:name="P10" style:family="paragraph" style:parent-style-name="Quotations" style:list-style-name="L1">
      <style:text-properties officeooo:rsid="0005e659"/>
    </style:style>
    <style:style style:name="P11" style:family="paragraph" style:parent-style-name="Heading_20_5">
      <style:text-properties officeooo:rsid="0005e659"/>
    </style:style>
    <style:style style:name="P12" style:family="paragraph" style:parent-style-name="Heading_20_6">
      <style:text-properties officeooo:rsid="0005e659"/>
    </style:style>
    <style:style style:name="P13" style:family="paragraph" style:parent-style-name="Heading_20_1">
      <style:text-properties officeooo:rsid="0005e659"/>
    </style:style>
    <style:style style:name="P14" style:family="paragraph" style:parent-style-name="Heading_20_3">
      <style:text-properties officeooo:rsid="0005e659"/>
    </style:style>
    <style:style style:name="P15" style:family="paragraph" style:parent-style-name="Standard">
      <style:text-properties officeooo:rsid="0005e659" officeooo:paragraph-rsid="0005e659"/>
    </style:style>
    <style:style style:name="P16" style:family="paragraph" style:parent-style-name="Standard">
      <style:paragraph-properties fo:break-before="page"/>
      <style:text-properties officeooo:rsid="0005e659" officeooo:paragraph-rsid="0005e659"/>
    </style:style>
    <style:style style:name="P17" style:family="paragraph" style:parent-style-name="Heading_20_1">
      <style:text-properties officeooo:rsid="0005e659" officeooo:paragraph-rsid="0005e659"/>
    </style:style>
    <style:style style:name="P18" style:family="paragraph" style:parent-style-name="Text_20_body" style:list-style-name="L2">
      <style:text-properties officeooo:rsid="0005e659"/>
    </style:style>
    <style:style style:name="P19" style:family="paragraph" style:parent-style-name="Text_20_body" style:list-style-name="L3">
      <style:text-properties officeooo:rsid="0005e659"/>
    </style:style>
    <style:style style:name="P20" style:family="paragraph" style:parent-style-name="Text_20_body" style:list-style-name="L4">
      <style:text-properties officeooo:rsid="0005e659"/>
    </style:style>
    <style:style style:name="P21" style:family="paragraph" style:parent-style-name="Text_20_body" style:list-style-name="L5">
      <style:text-properties officeooo:rsid="0005e659"/>
    </style:style>
    <style:style style:name="P22" style:family="paragraph" style:parent-style-name="Text_20_body" style:list-style-name="L6">
      <style:text-properties officeooo:rsid="0005e659"/>
    </style:style>
    <style:style style:name="P23" style:family="paragraph" style:parent-style-name="Text_20_body" style:list-style-name="L7">
      <style:text-properties officeooo:rsid="0005e659"/>
    </style:style>
    <style:style style:name="P24" style:family="paragraph" style:parent-style-name="Text_20_body" style:list-style-name="L8">
      <style:text-properties officeooo:rsid="0005e659"/>
    </style:style>
    <style:style style:name="P25" style:family="paragraph" style:parent-style-name="Text_20_body" style:list-style-name="L9">
      <style:text-properties officeooo:rsid="0005e659"/>
    </style:style>
    <style:style style:name="P26" style:family="paragraph" style:parent-style-name="Quotations">
      <style:text-properties officeooo:rsid="0005e659"/>
    </style:style>
    <style:style style:name="P27" style:family="paragraph" style:parent-style-name="Text_20_body" style:list-style-name="L10">
      <style:text-properties officeooo:rsid="0005e65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is a <text:span text:style-name="Strong_20_Emphasis">7-day crash plan</text:span> that keeps you squarely in the <text:span text:style-name="Emphasis">data</text:span> seat yet produces a demo people can click through.<text:line-break/>Anything not essential to a walk-through next week is either simplified or deferred.</text:p>
      <text:p text:style-name="P2"/>
      <text:h text:style-name="P3" text:outline-level="2">0. Ruthless Scope Cut — What Stays / Goe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Keep (must-have by Day 7)</text:p>
            </table:table-cell>
            <table:table-cell table:style-name="Table4.A1" office:value-type="string">
              <text:p text:style-name="Table_20_Heading">Drop or Stub (add later)</text:p>
            </table:table-cell>
          </table:table-row>
        </table:table-header-rows>
        <table:table-row>
          <table:table-cell table:style-name="Table4.A1" office:value-type="string">
            <text:p text:style-name="Table_20_Contents">• CAMS + Sentinel-3 ingest for <text:span text:style-name="Strong_20_Emphasis">one metro area</text:span> (Berlin) and its 50 km buffer</text:p>
          </table:table-cell>
          <table:table-cell table:style-name="Table4.A1" office:value-type="string">
            <text:p text:style-name="Table_20_Contents">Anomaly-detection model (flag simple z-score spikes inline instead)</text:p>
          </table:table-cell>
        </table:table-row>
        <table:table-row>
          <table:table-cell table:style-name="Table4.A1" office:value-type="string">
            <text:p text:style-name="Table_20_Contents">• Daily normalisation + risk-score function</text:p>
          </table:table-cell>
          <table:table-cell table:style-name="Table4.A1" office:value-type="string">
            <text:p text:style-name="Table_20_Contents">30-day rolling store → keep <text:span text:style-name="Strong_20_Emphasis">7 days</text:span> only</text:p>
          </table:table-cell>
        </table:table-row>
        <table:table-row>
          <table:table-cell table:style-name="Table4.A1" office:value-type="string">
            <text:p text:style-name="Table_20_Contents">• Rule-based advice categories (no ML selector)</text:p>
          </table:table-cell>
          <table:table-cell table:style-name="Table4.A1" office:value-type="string">
            <text:p text:style-name="Table_20_Contents">XGBoost selector &amp; MLflow registry</text:p>
          </table:table-cell>
        </table:table-row>
        <table:table-row table:style-name="Table4.5">
          <table:table-cell table:style-name="Table4.A1" office:value-type="string">
            <text:p text:style-name="Table_20_Contents">• Scripted chatbot phrasing templates</text:p>
          </table:table-cell>
          <table:table-cell table:style-name="Table4.A1" office:value-type="string">
            <text:p text:style-name="Table_20_Contents">Full LLM integration (add after demo)</text:p>
          </table:table-cell>
        </table:table-row>
        <table:table-row>
          <table:table-cell table:style-name="Table4.A1" office:value-type="string">
            <text:p text:style-name="Table_20_Contents">• Streamlit one-page UI (map optional)</text:p>
          </table:table-cell>
          <table:table-cell table:style-name="Table4.A1" office:value-type="string">
            <text:p text:style-name="Table_20_Contents">React-Native / mobile polish</text:p>
          </table:table-cell>
        </table:table-row>
      </table:table>
      <text:p text:style-name="P4">This keeps the work to <text:span text:style-name="Strong_20_Emphasis">~25 focused hours</text:span>.</text:p>
      <text:p text:style-name="P2"/>
      <text:h text:style-name="P3" text:outline-level="2">1-Week Countdown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Day</text:p>
            </table:table-cell>
            <table:table-cell table:style-name="Table5.A1" office:value-type="string">
              <text:p text:style-name="Table_20_Heading">Goal</text:p>
            </table:table-cell>
            <table:table-cell table:style-name="Table5.A1" office:value-type="string">
              <text:p text:style-name="Table_20_Heading">Concrete Tasks &amp; Tip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Mon</text:span></text:p>
          </table:table-cell>
          <table:table-cell table:style-name="Table5.A1" office:value-type="string">
            <text:p text:style-name="Table_20_Contents"><text:span text:style-name="Strong_20_Emphasis">Repo &amp; Data Access</text:span></text:p>
          </table:table-cell>
          <table:table-cell table:style-name="Table5.A1" office:value-type="string">
            <text:p text:style-name="Table_20_Contents">• Scaffold repo<text:line-break/>• Create <text:span text:style-name="Source_20_Text">.env</text:span> for API keys<text:line-break/>• Write tiny script that downloads <text:span text:style-name="Strong_20_Emphasis">today + 3-day CAMS forecast</text:span> (AQI, pollen, temp) for Berlin bbox (use CDS API “subset” request).<text:line-break/>• Copy one Sentinel-3 UV GeoTIFF from Copernicus demo bucket instead of full GEE export (saves hours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Tue</text:span></text:p>
          </table:table-cell>
          <table:table-cell table:style-name="Table5.A1" office:value-type="string">
            <text:p text:style-name="Table_20_Contents"><text:span text:style-name="Strong_20_Emphasis">Data Harmonisation</text:span></text:p>
          </table:table-cell>
          <table:table-cell table:style-name="Table5.A1" office:value-type="string">
            <text:p text:style-name="Table_20_Contents">• Reproject CAMS grib or netCDF to 0.01° grid with <text:span text:style-name="Source_20_Text">xarray</text:span>.<text:line-break/>• Reproject UV raster to same grid.<text:line-break/>• Save each variable as <text:span text:style-name="Strong_20_Emphasis">single COG</text:span> per day to <text:span text:style-name="Source_20_Text">data/</text:span>.<text:line-break/>• Write <text:span text:style-name="Source_20_Text">load_grid(date)</text:span> helper that returns numpy arrays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Wed</text:span></text:p>
          </table:table-cell>
          <table:table-cell table:style-name="Table5.A1" office:value-type="string">
            <text:p text:style-name="Table_20_Contents"><text:span text:style-name="Strong_20_Emphasis">Risk Score + Advice Rules</text:span></text:p>
          </table:table-cell>
          <table:table-cell table:style-name="Table5.A1" office:value-type="string">
            <text:p text:style-name="Table_20_Contents">• Implement simple min-max scaling per variable.<text:line-break/>• Hard-code weight table per health condition (e.g. asthma, pollen allergy, sun sensitive).<text:line-break/>• Build <text:span text:style-name="Source_20_Text">risk_vector(lat, lon, date, profile)</text:span> → returns dict.<text:line-break/>• Create 8–10 advice categories + <text:span text:style-name="Source_20_Text">choose_advice(risk_dict, profile)</text:span> rules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Thu</text:span></text:p>
          </table:table-cell>
          <table:table-cell table:style-name="Table5.A1" office:value-type="string">
            <text:p text:style-name="Table_20_Contents"><text:span text:style-name="Strong_20_Emphasis">Chatbot Script &amp; REST API</text:span></text:p>
          </table:table-cell>
          <table:table-cell table:style-name="Table5.A1" office:value-type="string">
            <text:p text:style-name="Table_20_Contents">• Write Jinja templates: “Because of <text:span text:style-name="Strong_20_Emphasis">{{risk}}</text:span>, I recommend <text:span text:style-name="Strong_20_Emphasis">{{advice}}</text:span>.”<text:line-break/>• FastAPI with two endpoints:<text:line-break/><text:span text:style-name="Source_20_Text">/risk</text:span> → returns JSON<text:line-break/><text:span text:style-name="Source_20_Text">/chat</text:span> → returns templated sentence.<text:line-break/>• Unit-test both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ri</text:span></text:p>
          </table:table-cell>
          <table:table-cell table:style-name="Table5.A1" office:value-type="string">
            <text:p text:style-name="Table_20_Contents"><text:span text:style-name="Strong_20_Emphasis">Streamlit / Quick UI</text:span></text:p>
          </table:table-cell>
          <table:table-cell table:style-name="Table5.A1" office:value-type="string">
            <text:p text:style-name="Table_20_Contents">• One page:<text:line-break/>– Sidebar: pick health flags + datetime<text:line-break/>– Center: show risk numbers + coloured bar<text:line-break/>– “Ask SkyWell” box hits <text:span text:style-name="Source_20_Text">/chat</text:span> and prints reply.<text:line-break/>• Optional: add Folium map tile showing risk heat-map (one line <text:soft-page-break/><text:span text:style-name="Source_20_Text">folium.raster_layers.ImageOverlay</text:span>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at</text:span></text:p>
          </table:table-cell>
          <table:table-cell table:style-name="Table5.A1" office:value-type="string">
            <text:p text:style-name="Table_20_Contents"><text:span text:style-name="Strong_20_Emphasis">Polish &amp; Fix</text:span></text:p>
          </table:table-cell>
          <table:table-cell table:style-name="Table5.A1" office:value-type="string">
            <text:p text:style-name="Table_20_Contents">• Run end-to-end for Monday-to-Sunday dates.<text:line-break/>• Add simple in-memory cache (dict) so repeat calls are instant.<text:line-break/>• Write 1-page README with run commands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Sun</text:span></text:p>
          </table:table-cell>
          <table:table-cell table:style-name="Table5.A1" office:value-type="string">
            <text:p text:style-name="Table_20_Contents"><text:span text:style-name="Strong_20_Emphasis">Deploy &amp; Demo</text:span></text:p>
          </table:table-cell>
          <table:table-cell table:style-name="Table5.A1" office:value-type="string">
            <text:p text:style-name="Table_20_Contents">• Push to GitHub.<text:line-break/>• Deploy FastAPI + Streamlit on <text:span text:style-name="Strong_20_Emphasis">Render.com free tier</text:span> (one button).<text:line-break/>• Record 1-minute Loom showing: set profile → get risk → chat reply.</text:p>
          </table:table-cell>
        </table:table-row>
      </table:table>
      <text:p text:style-name="P2"/>
      <text:h text:style-name="P3" text:outline-level="2">File/Folder Skeleton</text:h>
      <text:p text:style-name="P5">bash</text:p>
      <text:p text:style-name="P5">KopierenBearbeiten</text:p>
      <text:p text:style-name="P6"><text:span text:style-name="Source_20_Text">skywell/</text:span></text:p>
      <text:p text:style-name="P7"><text:span text:style-name="Source_20_Text">├── etl/</text:span></text:p>
      <text:p text:style-name="P7"><text:span text:style-name="Source_20_Text">│ <text:s text:c="2"/>└── fetch.py <text:s text:c="9"/># Mon</text:span></text:p>
      <text:p text:style-name="P7"><text:span text:style-name="Source_20_Text">├── data/ <text:s text:c="16"/># Tue (COGs stored here)</text:span></text:p>
      <text:p text:style-name="P7"><text:span text:style-name="Source_20_Text">├── core/</text:span></text:p>
      <text:p text:style-name="P7"><text:span text:style-name="Source_20_Text">│ <text:s text:c="2"/>├── grid.py <text:s text:c="10"/># Tue</text:span></text:p>
      <text:p text:style-name="P7"><text:span text:style-name="Source_20_Text">│ <text:s text:c="2"/>├── risk.py <text:s text:c="10"/># Wed</text:span></text:p>
      <text:p text:style-name="P7"><text:span text:style-name="Source_20_Text">│ <text:s text:c="2"/>└── advice.py <text:s text:c="8"/># Wed</text:span></text:p>
      <text:p text:style-name="P7"><text:span text:style-name="Source_20_Text">├── api/</text:span></text:p>
      <text:p text:style-name="P7"><text:span text:style-name="Source_20_Text">│ <text:s text:c="2"/>└── main.py <text:s text:c="10"/># Thu</text:span></text:p>
      <text:p text:style-name="P7"><text:span text:style-name="Source_20_Text">├── ui/</text:span></text:p>
      <text:p text:style-name="P7"><text:span text:style-name="Source_20_Text">│ <text:s text:c="2"/>└── app.py <text:s text:c="11"/># Fri</text:span></text:p>
      <text:p text:style-name="P7"><text:span text:style-name="Source_20_Text">├── tests/ <text:s text:c="15"/># Thu</text:span></text:p>
      <text:p text:style-name="P8"><text:span text:style-name="Source_20_Text">└── README.md <text:s text:c="12"/># Sat</text:span></text:p>
      <text:p text:style-name="P2"/>
      <text:h text:style-name="P3" text:outline-level="2">What You’ll Show Next Week</text:h>
      <text:list text:style-name="L1">
        <text:list-item>
          <text:p text:style-name="P9"><text:span text:style-name="Strong_20_Emphasis">Streamlit page</text:span> – pick “pollen-allergy + asthma”, click “Get today’s risk”.</text:p>
        </text:list-item>
        <text:list-item>
          <text:p text:style-name="P9">JSON panel reveals scaled values &amp; colour bars.</text:p>
        </text:list-item>
        <text:list-item>
          <text:p text:style-name="P9">Press “Ask SkyWell” → scripted chatbot:</text:p>
          <text:p text:style-name="P10">“Because Berlin’s PM2.5 is high (45 µg m⁻³) and grass pollen is very high, I recommend avoiding outdoor exercise until 18:00 and wearing an FFP2 mask.”</text:p>
        </text:list-item>
        <text:list-item>
          <text:p text:style-name="P9">(Optional) Leaflet mini-map overlaying the UV COG tile.</text:p>
        </text:list-item>
      </text:list>
      <text:p text:style-name="P4">That satisfies stakeholders, demonstrates data ingestion, processing, and personalised advice—all in <text:span text:style-name="Strong_20_Emphasis">one week</text:span>. Anything deeper (ML selector, 30-day anomalies, full LLM) slides into <text:span text:style-name="Strong_20_Emphasis">Phase 2</text:span>.</text:p>
      <text:h text:style-name="P11" text:outline-level="5">Du:</text:h>
      <text:p text:style-name="P4">Okay now fetch a detailled version for that reduced 7-days plan that also contains the optional steps to re-turn it into the initial 5-sprints-plan</text:p>
      <text:h text:style-name="P12" text:outline-level="6">ChatGPT:</text:h>
      <text:p text:style-name="P4">Thought for 5 seconds</text:p>
      <text:h text:style-name="P13" text:outline-level="1"><text:soft-page-break/>7-Day “Crash” MVP Plan</text:h>
      <text:p text:style-name="P4"><text:span text:style-name="Emphasis">(with plug-ins that let you grow back into the full 5-Sprint roadmap later)</text:span></text:p>
      <text:p text:style-name="P2"/>
      <text:h text:style-name="P3" text:outline-level="2">📅 Day-by-Day Breakdown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Day</text:p>
            </table:table-cell>
            <table:table-cell table:style-name="Table6.A1" office:value-type="string">
              <text:p text:style-name="Table_20_Heading">Core Deliverables (finish in 6–8 h)</text:p>
            </table:table-cell>
            <table:table-cell table:style-name="Table6.A1" office:value-type="string">
              <text:p text:style-name="Table_20_Heading"><text:span text:style-name="Strong_20_Emphasis">Optional / “Future-Sprint Hook”</text:span>&lt;br&gt;&lt;sub&gt;(adds 1–3 h, plants code stubs &amp; TODOs so you can re-activate the original 5-sprint scope later)&lt;/sub&gt;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Mon</text:span><text:line-break/><text:span text:style-name="Emphasis">ETL Bootstrap</text:span></text:p>
          </table:table-cell>
          <table:table-cell table:style-name="Table6.A1" office:value-type="string">
            <text:p text:style-name="Table_20_Contents">1. <text:span text:style-name="Source_20_Text">etl/fetch.py</text:span><text:line-break/> • CAMS subset query for Berlin bbox (AQI, pollen, temp, 4 × daily forecast steps).<text:line-break/> • Download single Sentinel-3 UV demo GeoTIFF.<text:line-break/>2. <text:span text:style-name="Source_20_Text">.env.example</text:span> with CDS API key placeholders.<text:line-break/>3. GH-Action <text:span text:style-name="Source_20_Text">etl.yml</text:span> → runs fetch daily at 06:00 UTC and stores raw files under <text:span text:style-name="Source_20_Text">raw/YYYY-MM-DD/</text:span>.</text:p>
          </table:table-cell>
          <table:table-cell table:style-name="Table6.A1" office:value-type="string">
            <text:p text:style-name="Table_20_Contents"><text:span text:style-name="Strong_20_Emphasis">Stub</text:span>: write <text:span text:style-name="Source_20_Text">etl/gee_export.py</text:span> with <text:span text:style-name="Emphasis">pass</text:span> body and a docstring explaining how to swap demo UV for full GEE export (Sprint-1 task)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ue</text:span><text:line-break/><text:span text:style-name="Emphasis">Grid Harmonisation</text:span></text:p>
          </table:table-cell>
          <table:table-cell table:style-name="Table6.A1" office:value-type="string">
            <text:p text:style-name="Table_20_Contents">1. <text:span text:style-name="Source_20_Text">core/grid.py</text:span><text:line-break/> • Reproject CAMS NetCDF + UV TIFF to <text:span text:style-name="Strong_20_Emphasis">0.01°</text:span> grid with <text:span text:style-name="Source_20_Text">xarray</text:span> → 3 numpy arrays.<text:line-break/>2. Write each array as <text:span text:style-name="Strong_20_Emphasis">COG</text:span> into <text:span text:style-name="Source_20_Text">data/YYYY-MM-DD_{var}.tif</text:span> (compress=DEFLATE).<text:line-break/>3. Helper <text:span text:style-name="Source_20_Text">load_grid(date)</text:span> returns dict <text:span text:style-name="Source_20_Text">{var: np.ndarray}</text:span>.</text:p>
          </table:table-cell>
          <table:table-cell table:style-name="Table6.A1" office:value-type="string">
            <text:p text:style-name="Table_20_Contents"><text:span text:style-name="Strong_20_Emphasis">Hook</text:span>: add CLI flag <text:span text:style-name="Source_20_Text">--history=N</text:span> to <text:span text:style-name="Source_20_Text">grid.py</text:span> that loops past N days – will power 30-day rolling store later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Wed</text:span><text:line-break/><text:span text:style-name="Emphasis">Risk &amp; Advice Rules</text:span></text:p>
          </table:table-cell>
          <table:table-cell table:style-name="Table6.A1" office:value-type="string">
            <text:p text:style-name="Table_20_Contents">1. <text:span text:style-name="Source_20_Text">core/risk.py</text:span><text:line-break/> • Min-max normalisation tables.<text:line-break/> • <text:span text:style-name="Source_20_Text">risk_vector(lat, lon, date, profile)</text:span> returns dict with raw + scaled values &amp; colour codes.<text:line-break/>2. <text:span text:style-name="Source_20_Text">core/advice.py</text:span><text:line-break/> • 8–10 rule-based advice categories.<text:line-break/> • <text:span text:style-name="Source_20_Text">choose_advice(risk, profile)</text:span> returns category slug + short text.<text:line-break/>3. Unit tests in <text:span text:style-name="Source_20_Text">tests/test_risk.py</text:span>.</text:p>
          </table:table-cell>
          <table:table-cell table:style-name="Table6.A1" office:value-type="string">
            <text:p text:style-name="Table_20_Contents"><text:span text:style-name="Strong_20_Emphasis">Hook</text:span>: create empty class <text:span text:style-name="Source_20_Text">AdviceSelectorML</text:span> with <text:span text:style-name="Source_20_Text">fit(X, y)</text:span> / <text:span text:style-name="Source_20_Text">predict(X)</text:span> – leave <text:span text:style-name="Emphasis">pass</text:span>; commit so later Sprint-3 can just fill it in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hu</text:span><text:line-break/><text:span text:style-name="Emphasis">REST API + Chat Script</text:span></text:p>
          </table:table-cell>
          <table:table-cell table:style-name="Table6.A1" office:value-type="string">
            <text:p text:style-name="Table_20_Contents">1. <text:span text:style-name="Source_20_Text">api/main.py</text:span> (FastAPI) with routes: <text:span text:style-name="Source_20_Text">/risk</text:span> → JSON, <text:span text:style-name="Source_20_Text">/chat</text:span> → templated sentence.<text:line-break/>2. <text:span text:style-name="Source_20_Text">chatbot/templates/</text:span> Jinja2 templates (“Because of {{pollutant}} <text:soft-page-break/>…”).<text:line-break/>3. Simple in-memory dict cache (4-day TTL) inside <text:span text:style-name="Source_20_Text">api/cache.py</text:span>.</text:p>
          </table:table-cell>
          <table:table-cell table:style-name="Table6.A1" office:value-type="string">
            <text:p text:style-name="Table_20_Contents"><text:span text:style-name="Strong_20_Emphasis">Hook</text:span>: add <text:span text:style-name="Source_20_Text">/anomaly</text:span> route returning <text:span text:style-name="Source_20_Text">"TODO"</text:span> and create <text:span text:style-name="Source_20_Text">models/anomaly.py</text:span> skeleton with placeholder <text:span text:style-name="Source_20_Text">detect()</text:span> – ties to Sprint-2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Fri</text:span><text:line-break/><text:span text:style-name="Emphasis">Streamlit UI</text:span></text:p>
          </table:table-cell>
          <table:table-cell table:style-name="Table6.A1" office:value-type="string">
            <text:p text:style-name="Table_20_Contents">1. <text:span text:style-name="Source_20_Text">ui/app.py</text:span> (single page):<text:line-break/> • Sidebar health checkboxes + date picker (today→+3).<text:line-break/> • Calls <text:span text:style-name="Source_20_Text">/risk</text:span> and <text:span text:style-name="Source_20_Text">/chat</text:span>, displays JSON + coloured bar.<text:line-break/> • Button “See Map” toggles Folium overlay using UV TIFF.<text:line-break/>2. Dockerfile + <text:span text:style-name="Source_20_Text">requirements.txt</text:span>.</text:p>
          </table:table-cell>
          <table:table-cell table:style-name="Table6.A1" office:value-type="string">
            <text:p text:style-name="Table_20_Contents"><text:span text:style-name="Strong_20_Emphasis">Hook</text:span>: in <text:span text:style-name="Source_20_Text">ui/app.py</text:span> leave TODO to load raster tiles directly from COG URL once 30-day history exists (Sprint-1/2 enhancement)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Sat</text:span><text:line-break/><text:span text:style-name="Emphasis">Polish &amp; Tests</text:span></text:p>
          </table:table-cell>
          <table:table-cell table:style-name="Table6.A1" office:value-type="string">
            <text:p text:style-name="Table_20_Contents">1. Run <text:span text:style-name="Strong_20_Emphasis">black</text:span> / <text:span text:style-name="Strong_20_Emphasis">ruff</text:span>; update README install &amp; run steps.<text:line-break/>2. Write integration test <text:span text:style-name="Source_20_Text">tests/test_api.py</text:span> hitting running FastAPI locally.<text:line-break/>3. Add <text:span text:style-name="Source_20_Text">make demo</text:span> script that launches FastAPI &amp; Streamlit together (two processes, or <text:span text:style-name="Source_20_Text">uvicorn</text:span> + <text:span text:style-name="Source_20_Text">streamlit run</text:span>).</text:p>
          </table:table-cell>
          <table:table-cell table:style-name="Table6.A1" office:value-type="string">
            <text:p text:style-name="Table_20_Contents"><text:span text:style-name="Strong_20_Emphasis">Hook</text:span>: env switch <text:span text:style-name="Source_20_Text">SKYWELL_MODE=lite/full</text:span> – code paths reference it so later you can enable ML selector &amp; anomaly service without refactor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Sun</text:span><text:line-break/><text:span text:style-name="Emphasis">Deploy &amp; Record Demo</text:span></text:p>
          </table:table-cell>
          <table:table-cell table:style-name="Table6.A1" office:value-type="string">
            <text:p text:style-name="Table_20_Contents">1. Push to GitHub; connect <text:span text:style-name="Strong_20_Emphasis">Render.com</text:span> “Blueprint” → deploy FastAPI container; second web-service for Streamlit (free tier).<text:line-break/>2. Set Render cron job (07:00 UTC) to run <text:span text:style-name="Source_20_Text">python etl/fetch.py</text:span> daily.<text:line-break/>3. Record 1-min Loom (or Zoom GIF) showing: select profile → click → see advice.</text:p>
          </table:table-cell>
          <table:table-cell table:style-name="Table6.A1" office:value-type="string">
            <text:p text:style-name="Table_20_Contents"><text:span text:style-name="Strong_20_Emphasis">Hook</text:span>: in Render YAML add commented block for “worker-30-day-history” (disabled). When you expand to full ETL, just uncomment.</text:p>
          </table:table-cell>
        </table:table-row>
      </table:table>
      <text:p text:style-name="P2"/>
      <text:h text:style-name="P3" text:outline-level="2">📂 Folder Skeleton (already includes hooks)</text:h>
      <text:p text:style-name="P5">bash</text:p>
      <text:p text:style-name="P5">KopierenBearbeiten</text:p>
      <text:p text:style-name="P6"><text:span text:style-name="Source_20_Text">skywell/</text:span></text:p>
      <text:p text:style-name="P7"><text:span text:style-name="Source_20_Text">├── api/ <text:s text:c="15"/># FastAPI service</text:span></text:p>
      <text:p text:style-name="P7"><text:span text:style-name="Source_20_Text">│ <text:s text:c="2"/>├── main.py</text:span></text:p>
      <text:p text:style-name="P7"><text:span text:style-name="Source_20_Text">│ <text:s text:c="2"/>└── cache.py</text:span></text:p>
      <text:p text:style-name="P7"><text:span text:style-name="Source_20_Text">├── chatbot/</text:span></text:p>
      <text:p text:style-name="P7"><text:span text:style-name="Source_20_Text">│ <text:s text:c="2"/>└── templates/ <text:s text:c="5"/># Jinja2 text snippets</text:span></text:p>
      <text:p text:style-name="P7"><text:span text:style-name="Source_20_Text">├── core/</text:span></text:p>
      <text:p text:style-name="P7"><text:span text:style-name="Source_20_Text">│ <text:s text:c="2"/>├── grid.py</text:span></text:p>
      <text:p text:style-name="P7"><text:span text:style-name="Source_20_Text">│ <text:s text:c="2"/>├── risk.py</text:span></text:p>
      <text:p text:style-name="P7"><text:span text:style-name="Source_20_Text">│ <text:s text:c="2"/>├── advice.py</text:span></text:p>
      <text:p text:style-name="P7"><text:span text:style-name="Source_20_Text">│ <text:s text:c="2"/>└── selector_ml.py <text:s/># empty class (future Sprint-3)</text:span></text:p>
      <text:p text:style-name="P7"><text:span text:style-name="Source_20_Text">├── data/ <text:s text:c="14"/># Tue: COG rasters</text:span></text:p>
      <text:p text:style-name="P7"><text:soft-page-break/><text:span text:style-name="Source_20_Text">├── etl/</text:span></text:p>
      <text:p text:style-name="P7"><text:span text:style-name="Source_20_Text">│ <text:s text:c="2"/>├── fetch.py</text:span></text:p>
      <text:p text:style-name="P7"><text:span text:style-name="Source_20_Text">│ <text:s text:c="2"/>├── gee_export.py <text:s text:c="2"/># placeholder</text:span></text:p>
      <text:p text:style-name="P7"><text:span text:style-name="Source_20_Text">│ <text:s text:c="2"/>└── grid_to_cog.py <text:s/># helper if split</text:span></text:p>
      <text:p text:style-name="P7"><text:span text:style-name="Source_20_Text">├── raw/ <text:s text:c="15"/># Mon: downloaded originals</text:span></text:p>
      <text:p text:style-name="P7"><text:span text:style-name="Source_20_Text">├── tests/</text:span></text:p>
      <text:p text:style-name="P7"><text:span text:style-name="Source_20_Text">│ <text:s text:c="2"/>├── test_risk.py</text:span></text:p>
      <text:p text:style-name="P7"><text:span text:style-name="Source_20_Text">│ <text:s text:c="2"/>└── test_api.py</text:span></text:p>
      <text:p text:style-name="P7"><text:span text:style-name="Source_20_Text">├── ui/</text:span></text:p>
      <text:p text:style-name="P7"><text:span text:style-name="Source_20_Text">│ <text:s text:c="2"/>└── app.py <text:s text:c="9"/># Streamlit</text:span></text:p>
      <text:p text:style-name="P7"><text:span text:style-name="Source_20_Text">├── .github/workflows/</text:span></text:p>
      <text:p text:style-name="P7"><text:span text:style-name="Source_20_Text">│ <text:s text:c="2"/>└── etl.yml</text:span></text:p>
      <text:p text:style-name="P8"><text:span text:style-name="Source_20_Text">└── README.md</text:span></text:p>
      <text:p text:style-name="P2"/>
      <text:h text:style-name="P3" text:outline-level="2">✈️ How to Re-Expand into the 5-Sprint Plan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uture Sprint</text:p>
            </table:table-cell>
            <table:table-cell table:style-name="Table7.A1" office:value-type="string">
              <text:p text:style-name="Table_20_Heading">Activate Hook(s)</text:p>
            </table:table-cell>
            <table:table-cell table:style-name="Table7.A1" office:value-type="string">
              <text:p text:style-name="Table_20_Heading">Extra Work Needed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Sprint-1 (full ETL)</text:span></text:p>
          </table:table-cell>
          <table:table-cell table:style-name="Table7.A1" office:value-type="string">
            <text:p text:style-name="Table_20_Contents"><text:span text:style-name="Source_20_Text">etl/gee_export.py</text:span>, <text:span text:style-name="Source_20_Text">grid.py --history 30</text:span>, enable Render worker</text:p>
          </table:table-cell>
          <table:table-cell table:style-name="Table7.A1" office:value-type="string">
            <text:p text:style-name="Table_20_Contents">Pull full Sentinel-3 via GEE; write 30-day COGs to <text:span text:style-name="Source_20_Text">skywell-history</text:span> bucket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Sprint-2 (anomaly)</text:span></text:p>
          </table:table-cell>
          <table:table-cell table:style-name="Table7.A1" office:value-type="string">
            <text:p text:style-name="Table_20_Contents">Fill <text:span text:style-name="Source_20_Text">models/anomaly.py</text:span>, enable <text:span text:style-name="Source_20_Text">/anomaly</text:span> route</text:p>
          </table:table-cell>
          <table:table-cell table:style-name="Table7.A1" office:value-type="string">
            <text:p text:style-name="Table_20_Contents">Use last-30 COGs, write Isolation-Forest or moving-zscore; expose flag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Sprint-3 (ML selector)</text:span></text:p>
          </table:table-cell>
          <table:table-cell table:style-name="Table7.A1" office:value-type="string">
            <text:p text:style-name="Table_20_Contents">Implement <text:span text:style-name="Source_20_Text">selector_ml.py</text:span>; swap call in <text:span text:style-name="Source_20_Text">advice.py</text:span></text:p>
          </table:table-cell>
          <table:table-cell table:style-name="Table7.A1" office:value-type="string">
            <text:p text:style-name="Table_20_Contents">Train on synthetic / user feedback; persist with joblib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Sprint-4 (LLM)</text:span></text:p>
          </table:table-cell>
          <table:table-cell table:style-name="Table7.A1" office:value-type="string">
            <text:p text:style-name="Table_20_Contents">Replace scripted Jinja in <text:span text:style-name="Source_20_Text">chatbot/templates</text:span> with dynamic prompt; call OpenAI</text:p>
          </table:table-cell>
          <table:table-cell table:style-name="Table7.A1" office:value-type="string">
            <text:p text:style-name="Table_20_Contents">Add guardrails; cache completion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Sprint-5 (full UI / mobile)</text:span></text:p>
          </table:table-cell>
          <table:table-cell table:style-name="Table7.A1" office:value-type="string">
            <text:p text:style-name="Table_20_Contents">Expand <text:span text:style-name="Source_20_Text">ui/app.py</text:span> map, or start React repo</text:p>
          </table:table-cell>
          <table:table-cell table:style-name="Table7.A1" office:value-type="string">
            <text:p text:style-name="Table_20_Contents">Add auth, prettier map, PWA build</text:p>
          </table:table-cell>
        </table:table-row>
      </table:table>
      <text:p text:style-name="P2"/>
      <text:h text:style-name="P3" text:outline-level="2">⚠️ Risk &amp; Mitigation for 7-Day Push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Risk</text:p>
            </table:table-cell>
            <table:table-cell table:style-name="Table8.A1" office:value-type="string">
              <text:p text:style-name="Table_20_Heading">Mitigation</text:p>
            </table:table-cell>
          </table:table-row>
        </table:table-header-rows>
        <table:table-row>
          <table:table-cell table:style-name="Table8.A1" office:value-type="string">
            <text:p text:style-name="Table_20_Contents">API quota / slow downloads</text:p>
          </table:table-cell>
          <table:table-cell table:style-name="Table8.A1" office:value-type="string">
            <text:p text:style-name="Table_20_Contents">Limit CAMS request to Berlin bbox &amp; two forecast runs per day.</text:p>
          </table:table-cell>
        </table:table-row>
        <table:table-row>
          <table:table-cell table:style-name="Table8.A1" office:value-type="string">
            <text:p text:style-name="Table_20_Contents">Streamlit + FastAPI CORS issues</text:p>
          </table:table-cell>
          <table:table-cell table:style-name="Table8.A1" office:value-type="string">
            <text:p text:style-name="Table_20_Contents">Set <text:span text:style-name="Source_20_Text">allowed_origins=["*"]</text:span> in FastAPI during MVP.</text:p>
          </table:table-cell>
        </table:table-row>
        <table:table-row>
          <table:table-cell table:style-name="Table8.A1" office:value-type="string">
            <text:p text:style-name="Table_20_Contents">Time over-run on GIS reprojection</text:p>
          </table:table-cell>
          <table:table-cell table:style-name="Table8.A1" office:value-type="string">
            <text:p text:style-name="Table_20_Contents">Use coarse bilinear resampling and cache the affine transform; accept minor error for demo.</text:p>
          </table:table-cell>
        </table:table-row>
      </table:table>
      <text:p text:style-name="P2"/>
      <text:h text:style-name="P14" text:outline-level="3">You are now set to finish an end-to-end demo in <text:span text:style-name="Strong_20_Emphasis">one week</text:span> and still have clean stubs that expand seamlessly into the comprehensive 5-sprint roadmap whenever bandwidth returns.</text:h>
      <text:p text:style-name="P4">Ping me on any day for code snippets or debugging help. Good luck — you’ve got this!</text:p>
      <text:p text:style-name="P15"/>
      <text:p text:style-name="P16">Initial 5 sprint / 4-5 weeks plan:<text:line-break/></text:p>
      <text:h text:style-name="P17" text:outline-level="1">SkyWell ― <text:span text:style-name="Strong_20_Emphasis">Data-First MVP Plan</text:span></text:h>
      <text:p text:style-name="P4"><text:span text:style-name="Emphasis">(focus on data engineering + data science, with an optional thin app at the end)</text:span></text:p>
      <text:p text:style-name="P2"/>
      <text:h text:style-name="P3" text:outline-level="2">0. Purpose &amp; Scope</text:h>
      <text:p text:style-name="P4">You want an MVP that</text:p>
      <text:list text:style-name="L2">
        <text:list-item>
          <text:p text:style-name="P18"><text:span text:style-name="Strong_20_Emphasis">excels at data engineering &amp; modelling</text:span> (remote-sensing ETL, anomaly detection, personalised recommendations),</text:p>
        </text:list-item>
        <text:list-item>
          <text:p text:style-name="P18">keeps all UI/app work lightweight and optional,</text:p>
        </text:list-item>
        <text:list-item>
          <text:p text:style-name="P18">stores only the data required for science (rolling 30 days) while serving <text:span text:style-name="Emphasis">today + 3-day forecasts</text:span> instantly.</text:p>
        </text:list-item>
      </text:list>
      <text:p text:style-name="P2"/>
      <text:h text:style-name="P3" text:outline-level="2">1. Top-Level Objectiv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#</text:p>
            </table:table-cell>
            <table:table-cell table:style-name="Table1.A1" office:value-type="string">
              <text:p text:style-name="Table_20_Heading">Objective</text:p>
            </table:table-cell>
            <table:table-cell table:style-name="Table1.A1" office:value-type="string">
              <text:p text:style-name="Table_20_Heading">Key Output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</text:span></text:p>
          </table:table-cell>
          <table:table-cell table:style-name="Table1.A1" office:value-type="string">
            <text:p text:style-name="Table_20_Contents">Solid <text:span text:style-name="Strong_20_Emphasis">remote-sensing ETL</text:span></text:p>
          </table:table-cell>
          <table:table-cell table:style-name="Table1.A1" office:value-type="string">
            <text:p text:style-name="Table_20_Contents">Re-usable pipeline ingesting CAMS &amp; Sentinel-3, cleaned &amp; gridd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</text:span></text:p>
          </table:table-cell>
          <table:table-cell table:style-name="Table1.A1" office:value-type="string">
            <text:p text:style-name="Table_20_Contents"><text:span text:style-name="Strong_20_Emphasis">Anomaly-detection service</text:span></text:p>
          </table:table-cell>
          <table:table-cell table:style-name="Table1.A1" office:value-type="string">
            <text:p text:style-name="Table_20_Contents">Flags spatial &amp; temporal outliers in UV, pollen, AQI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</text:span></text:p>
          </table:table-cell>
          <table:table-cell table:style-name="Table1.A1" office:value-type="string">
            <text:p text:style-name="Table_20_Contents"><text:span text:style-name="Strong_20_Emphasis">Personalised risk engine</text:span></text:p>
          </table:table-cell>
          <table:table-cell table:style-name="Table1.A1" office:value-type="string">
            <text:p text:style-name="Table_20_Contents">Builds per-tile feature vector &amp; risk score from base layers + user profi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</text:span></text:p>
          </table:table-cell>
          <table:table-cell table:style-name="Table1.A1" office:value-type="string">
            <text:p text:style-name="Table_20_Contents"><text:span text:style-name="Strong_20_Emphasis">Advice-selector ML model</text:span></text:p>
          </table:table-cell>
          <table:table-cell table:style-name="Table1.A1" office:value-type="string">
            <text:p text:style-name="Table_20_Contents">Predicts <text:span text:style-name="Emphasis">which</text:span> recommendation category suits a user-situ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</text:span></text:p>
          </table:table-cell>
          <table:table-cell table:style-name="Table1.A1" office:value-type="string">
            <text:p text:style-name="Table_20_Contents"><text:span text:style-name="Strong_20_Emphasis">LLM / scripted chatbot layer</text:span></text:p>
          </table:table-cell>
          <table:table-cell table:style-name="Table1.A1" office:value-type="string">
            <text:p text:style-name="Table_20_Contents">Turns category → natural-language advi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</text:span></text:p>
          </table:table-cell>
          <table:table-cell table:style-name="Table1.A1" office:value-type="string">
            <text:p text:style-name="Table_20_Contents"><text:span text:style-name="Emphasis">(Optional)</text:span> <text:span text:style-name="Strong_20_Emphasis">Thin front-end</text:span></text:p>
          </table:table-cell>
          <table:table-cell table:style-name="Table1.A1" office:value-type="string">
            <text:p text:style-name="Table_20_Contents">FastAPI endpoints or Streamlit / React demo that calls the APIs</text:p>
          </table:table-cell>
        </table:table-row>
      </table:table>
      <text:p text:style-name="P2"/>
      <text:h text:style-name="P3" text:outline-level="2">2. Delivery Timeline (5 One-Week Sprints)</text:h>
      <text:h text:style-name="P14" text:outline-level="3"><text:span text:style-name="Strong_20_Emphasis">Sprint 0 – Repo &amp; DevOps Warm-up (2–3 days)</text:span></text:h>
      <text:list text:style-name="L3">
        <text:list-item>
          <text:p text:style-name="P19">Create monorepo folders: <text:span text:style-name="Source_20_Text">etl/</text:span>, <text:span text:style-name="Source_20_Text">models/</text:span>, <text:span text:style-name="Source_20_Text">api/</text:span>, <text:span text:style-name="Source_20_Text">notebooks/</text:span>, <text:span text:style-name="Source_20_Text">frontend/</text:span></text:p>
        </text:list-item>
        <text:list-item>
          <text:p text:style-name="P19">GitHub Actions: lint + unit tests + nightly ETL run</text:p>
        </text:list-item>
        <text:list-item>
          <text:p text:style-name="P19">Provision:</text:p>
          <text:list>
            <text:list-item>
              <text:p text:style-name="P19"><text:span text:style-name="Strong_20_Emphasis"><text:span text:style-name="Source_20_Text">skywell-cache</text:span></text:span><text:span text:style-name="Strong_20_Emphasis"> bucket / Redis</text:span> → keeps <text:span text:style-name="Emphasis">today + 3</text:span></text:p>
            </text:list-item>
            <text:list-item>
              <text:p text:style-name="P19"><text:span text:style-name="Strong_20_Emphasis"><text:span text:style-name="Source_20_Text">skywell-history</text:span></text:span><text:span text:style-name="Strong_20_Emphasis"> bucket</text:span> → rolling 30-day store</text:p>
            </text:list-item>
            <text:list-item>
              <text:p text:style-name="P19">Managed <text:span text:style-name="Strong_20_Emphasis">PostGIS</text:span> (or GeoParquet in cloud storage)</text:p>
            </text:list-item>
          </text:list>
        </text:list-item>
      </text:list>
      <text:p text:style-name="P2"/>
      <text:h text:style-name="P14" text:outline-level="3"><text:soft-page-break/><text:span text:style-name="Strong_20_Emphasis">Sprint 1 – Remote-Sensing ETL Core</text:span></text:h>
      <text:list text:style-name="L4">
        <text:list-item>
          <text:p text:style-name="P20"><text:span text:style-name="Strong_20_Emphasis">Data wrappers</text:span></text:p>
          <text:list>
            <text:list-item>
              <text:p text:style-name="P20">CAMS forecast API → air-quality, pollen, temperature</text:p>
            </text:list-item>
            <text:list-item>
              <text:p text:style-name="P20">Sentinel-3 (OLCI-derived UV) via Google Earth Engine export</text:p>
            </text:list-item>
          </text:list>
        </text:list-item>
        <text:list-item>
          <text:p text:style-name="P20"><text:span text:style-name="Strong_20_Emphasis">Grid harmonisation</text:span> – re-project to 0.01° (~1 km) grid with <text:span text:style-name="Source_20_Text">xarray</text:span> → write <text:span text:style-name="Strong_20_Emphasis">COG</text:span> files (<text:span text:style-name="Emphasis">Cloud-Optimised GeoTIFF</text:span>) per variable/day into <text:span text:style-name="Source_20_Text">skywell-history</text:span>.</text:p>
        </text:list-item>
        <text:list-item>
          <text:p text:style-name="P20"><text:span text:style-name="Strong_20_Emphasis">Operational cache</text:span> – copy <text:span text:style-name="Emphasis">today + 3-day</text:span> layers into Redis (TTL = 4 days) for sub-400 ms API reads.</text:p>
        </text:list-item>
        <text:list-item>
          <text:p text:style-name="P20"><text:span text:style-name="Strong_20_Emphasis">Manifest table</text:span> – PostGIS table with <text:span text:style-name="Source_20_Text">(date, variable, path, bucket)</text:span>.</text:p>
        </text:list-item>
      </text:list>
      <text:p text:style-name="P4"><text:span text:style-name="Emphasis">Deliverables</text:span>: <text:span text:style-name="Source_20_Text">etl/ingest.py</text:span>, nightly GH Action, one week of data stored &amp; validated.</text:p>
      <text:p text:style-name="P2"/>
      <text:h text:style-name="P14" text:outline-level="3"><text:span text:style-name="Strong_20_Emphasis">Sprint 2 – Anomaly Detection Service</text:span></text:h>
      <text:list text:style-name="L5">
        <text:list-item>
          <text:p text:style-name="P21"><text:span text:style-name="Strong_20_Emphasis">Temporal anomalies</text:span> – rolling 30-day z-score or STL residuals per tile×variable (reads only the last 30 COGs).</text:p>
        </text:list-item>
        <text:list-item>
          <text:p text:style-name="P21"><text:span text:style-name="Strong_20_Emphasis">Spatial anomalies</text:span> – same-day Local Moran I or 8-neighbour z-score for local spikes.</text:p>
        </text:list-item>
        <text:list-item>
          <text:p text:style-name="P21"><text:span text:style-name="Strong_20_Emphasis">API route</text:span> <text:span text:style-name="Source_20_Text">GET /anomaly?lat=…&amp;lon=…&amp;date=…</text:span> → returns flags + severity.</text:p>
        </text:list-item>
      </text:list>
      <text:p text:style-name="P4"><text:span text:style-name="Emphasis">Deliverables</text:span>: <text:span text:style-name="Source_20_Text">models/anomaly.py</text:span>, <text:span text:style-name="Source_20_Text">api/anomaly_routes.py</text:span>, notebook visualising recent spikes.</text:p>
      <text:p text:style-name="P2"/>
      <text:h text:style-name="P14" text:outline-level="3"><text:span text:style-name="Strong_20_Emphasis">Sprint 3 – Personal Risk &amp; Advice-Selector ML</text:span></text:h>
      <text:list text:style-name="L6">
        <text:list-item>
          <text:p text:style-name="P22"><text:span text:style-name="Strong_20_Emphasis">Risk vector builder</text:span> – returns normalised indices + anomaly flags for any <text:span text:style-name="Source_20_Text">(lat, lon, date)</text:span>.</text:p>
        </text:list-item>
        <text:list-item>
          <text:p text:style-name="P22"><text:span text:style-name="Strong_20_Emphasis">Synthetic profile generator</text:span> – thousands of fake users with condition flags (asthma, pollen allergy, etc.) for initial training.</text:p>
        </text:list-item>
        <text:list-item>
          <text:p text:style-name="P22"><text:span text:style-name="Strong_20_Emphasis">Advice taxonomy</text:span> – 10-15 canonical advice categories (e.g. “Stay indoors 12-15 h”, “Wear SPF 50”).</text:p>
        </text:list-item>
        <text:list-item>
          <text:p text:style-name="P22"><text:span text:style-name="Strong_20_Emphasis">Train selector</text:span> – XGBoost (multiclass) mapping <text:span text:style-name="Emphasis">(risk vector + profile)</text:span> → <text:span text:style-name="Emphasis">advice category</text:span>. Track Top-1 &amp; Top-3 accuracy.</text:p>
        </text:list-item>
        <text:list-item>
          <text:p text:style-name="P22"><text:span text:style-name="Strong_20_Emphasis">Model registry</text:span> – save artefacts with MLflow or DVC.</text:p>
        </text:list-item>
      </text:list>
      <text:p text:style-name="P4"><text:span text:style-name="Emphasis">Deliverables</text:span>: <text:span text:style-name="Source_20_Text">models/recommend_selector.pkl</text:span>, metrics report, <text:span text:style-name="Source_20_Text">get_advice()</text:span> helper.</text:p>
      <text:p text:style-name="P2"/>
      <text:h text:style-name="P14" text:outline-level="3"><text:span text:style-name="Strong_20_Emphasis">Sprint 4 – LLM / Chatbot Layer</text:span></text:h>
      <text:list text:style-name="L7">
        <text:list-item>
          <text:p text:style-name="P23"><text:span text:style-name="Strong_20_Emphasis">Prompt templates</text:span> – Jinja strings with slots <text:span text:style-name="Source_20_Text">{profile}</text:span>, <text:span text:style-name="Source_20_Text">{risk_factors}</text:span>, <text:span text:style-name="Source_20_Text">{advice}</text:span>.</text:p>
        </text:list-item>
        <text:list-item>
          <text:p text:style-name="P23"><text:soft-page-break/><text:span text:style-name="Strong_20_Emphasis">Generator wrapper</text:span> –</text:p>
          <text:list>
            <text:list-item>
              <text:p text:style-name="P23">calls selector → gets category,</text:p>
            </text:list-item>
            <text:list-item>
              <text:p text:style-name="P23">renders prompt,</text:p>
            </text:list-item>
            <text:list-item>
              <text:p text:style-name="P23">sends to OpenAI (or local Llama) → returns phrased advice.</text:p>
            </text:list-item>
          </text:list>
        </text:list-item>
        <text:list-item>
          <text:p text:style-name="P23"><text:span text:style-name="Strong_20_Emphasis">Guardrails</text:span> – rule filter to avoid unsafe medical claims; fallback to canned text if LLM errors.</text:p>
        </text:list-item>
        <text:list-item>
          <text:p text:style-name="P23"><text:span text:style-name="Strong_20_Emphasis">Unit tests</text:span> – selector determinism; LLM variability only in wording.</text:p>
        </text:list-item>
      </text:list>
      <text:p text:style-name="P4"><text:span text:style-name="Emphasis">Deliverables</text:span>: <text:span text:style-name="Source_20_Text">chatbot/generator.py</text:span>, tests, example conversations.</text:p>
      <text:p text:style-name="P2"/>
      <text:h text:style-name="P14" text:outline-level="3"><text:span text:style-name="Strong_20_Emphasis">Sprint 5 – Thin App / API Gateway (Optional Depth)</text:span></text:h>
      <text:p text:style-name="P4"><text:span text:style-name="Strong_20_Emphasis">Lite track:</text:span></text:p>
      <text:list text:style-name="L8">
        <text:list-item>
          <text:p text:style-name="P24">FastAPI only, three endpoints:</text:p>
          <text:list>
            <text:list-item>
              <text:p text:style-name="P24"><text:span text:style-name="Source_20_Text">/risk</text:span> → reads Redis (today+3)</text:p>
            </text:list-item>
            <text:list-item>
              <text:p text:style-name="P24"><text:span text:style-name="Source_20_Text">/anomaly</text:span> → PostGIS &amp; COGs</text:p>
            </text:list-item>
            <text:list-item>
              <text:p text:style-name="P24"><text:span text:style-name="Source_20_Text">/chat</text:span> → risk → selector → LLM → response</text:p>
            </text:list-item>
          </text:list>
        </text:list-item>
      </text:list>
      <text:p text:style-name="P4"><text:span text:style-name="Strong_20_Emphasis">Full track:</text:span></text:p>
      <text:list text:style-name="L9">
        <text:list-item>
          <text:p text:style-name="P25">Streamlit or small React+Leaflet front-end hitting the same API.</text:p>
        </text:list-item>
        <text:list-item>
          <text:p text:style-name="P25">Tailwind styling &amp; anonymous auth if desired.</text:p>
        </text:list-item>
      </text:list>
      <text:p text:style-name="P4">Deployment: Fly.io, Render, or Cloud Run.</text:p>
      <text:p text:style-name="P2"/>
      <text:h text:style-name="P3" text:outline-level="2">3. Storage Strateg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Layer</text:p>
            </table:table-cell>
            <table:table-cell table:style-name="Table2.A1" office:value-type="string">
              <text:p text:style-name="Table_20_Heading">Tech &amp; TTL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A1" office:value-type="string">
              <text:p text:style-name="Table_20_Heading">Size @ Germany (3 vars)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Operational cache</text:span></text:p>
          </table:table-cell>
          <table:table-cell table:style-name="Table2.A1" office:value-type="string">
            <text:p text:style-name="Table_20_Contents">Redis (4-day TTL)</text:p>
          </table:table-cell>
          <table:table-cell table:style-name="Table2.A1" office:value-type="string">
            <text:p text:style-name="Table_20_Contents">Instant API responses for today + 3-day forecast</text:p>
          </table:table-cell>
          <table:table-cell table:style-name="Table2.A1" office:value-type="string">
            <text:p text:style-name="Table_20_Contents">&lt; 10 MB RAM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nalytical store</text:span></text:p>
          </table:table-cell>
          <table:table-cell table:style-name="Table2.A1" office:value-type="string">
            <text:p text:style-name="Table_20_Contents"><text:span text:style-name="Strong_20_Emphasis">COG</text:span> rasters &amp; <text:span text:style-name="Strong_20_Emphasis">GeoParquet</text:span> tables in <text:span text:style-name="Source_20_Text">skywell-history</text:span> bucket (rolling 30 days)</text:p>
          </table:table-cell>
          <table:table-cell table:style-name="Table2.A1" office:value-type="string">
            <text:p text:style-name="Table_20_Contents">anomaly windows, trend features, ML training, audit</text:p>
          </table:table-cell>
          <table:table-cell table:style-name="Table2.A1" office:value-type="string">
            <text:p text:style-name="Table_20_Contents">≈ 220 MB disk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ong-term archive</text:span></text:p>
          </table:table-cell>
          <table:table-cell table:style-name="Table2.A1" office:value-type="string">
            <text:p text:style-name="Table_20_Contents">Nearline / Glacier tar.gz (monthly)</text:p>
          </table:table-cell>
          <table:table-cell table:style-name="Table2.A1" office:value-type="string">
            <text:p text:style-name="Table_20_Contents">optional future research, reproducibility</text:p>
          </table:table-cell>
          <table:table-cell table:style-name="Table2.A1" office:value-type="string">
            <text:p text:style-name="Table_20_Contents">~2.6 GB / year</text:p>
          </table:table-cell>
        </table:table-row>
      </table:table>
      <text:p text:style-name="P26"><text:span text:style-name="Strong_20_Emphasis">COG</text:span> = Cloud-Optimised GeoTIFF (for raster layers)<text:line-break/><text:span text:style-name="Strong_20_Emphasis">GeoParquet</text:span> = Parquet with geometry metadata (for per-tile tabular vectors)</text:p>
      <text:p text:style-name="P2"/>
      <text:h text:style-name="P3" text:outline-level="2"><text:soft-page-break/>4. Key Performance Target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KPI</text:p>
            </table:table-cell>
            <table:table-cell table:style-name="Table3.A1" office:value-type="string">
              <text:p text:style-name="Table_20_Heading">Target</text:p>
            </table:table-cell>
          </table:table-row>
        </table:table-header-rows>
        <table:table-row>
          <table:table-cell table:style-name="Table3.A1" office:value-type="string">
            <text:p text:style-name="Table_20_Contents">ETL freshness lag</text:p>
          </table:table-cell>
          <table:table-cell table:style-name="Table3.A1" office:value-type="string">
            <text:p text:style-name="Table_20_Contents">&lt; 3 h after satellite release</text:p>
          </table:table-cell>
        </table:table-row>
        <table:table-row>
          <table:table-cell table:style-name="Table3.A1" office:value-type="string">
            <text:p text:style-name="Table_20_Contents">Selector Top-1 accuracy</text:p>
          </table:table-cell>
          <table:table-cell table:style-name="Table3.A1" office:value-type="string">
            <text:p text:style-name="Table_20_Contents">≥ 70 % on synthetic hold-out</text:p>
          </table:table-cell>
        </table:table-row>
        <table:table-row>
          <table:table-cell table:style-name="Table3.A1" office:value-type="string">
            <text:p text:style-name="Table_20_Contents">Anomaly precision @30</text:p>
          </table:table-cell>
          <table:table-cell table:style-name="Table3.A1" office:value-type="string">
            <text:p text:style-name="Table_20_Contents">≥ 0.8</text:p>
          </table:table-cell>
        </table:table-row>
        <table:table-row>
          <table:table-cell table:style-name="Table3.A1" office:value-type="string">
            <text:p text:style-name="Table_20_Contents"><text:span text:style-name="Source_20_Text">/chat</text:span> P95 latency (excluding LLM)</text:p>
          </table:table-cell>
          <table:table-cell table:style-name="Table3.A1" office:value-type="string">
            <text:p text:style-name="Table_20_Contents">&lt; 400 ms</text:p>
          </table:table-cell>
        </table:table-row>
        <table:table-row>
          <table:table-cell table:style-name="Table3.A1" office:value-type="string">
            <text:p text:style-name="Table_20_Contents">Rolling-store footprint</text:p>
          </table:table-cell>
          <table:table-cell table:style-name="Table3.A1" office:value-type="string">
            <text:p text:style-name="Table_20_Contents">≤ 300 MB</text:p>
          </table:table-cell>
        </table:table-row>
      </table:table>
      <text:p text:style-name="P2"/>
      <text:h text:style-name="P3" text:outline-level="2">5. Next Steps After MVP</text:h>
      <text:list text:style-name="L10">
        <text:list-item>
          <text:p text:style-name="P27">Replace synthetic data with <text:span text:style-name="Strong_20_Emphasis">user feedback</text:span> to retrain selector.</text:p>
        </text:list-item>
        <text:list-item>
          <text:p text:style-name="P27">Fine-tune LLM on domain Q&amp;A logs.</text:p>
        </text:list-item>
        <text:list-item>
          <text:p text:style-name="P27">Add reinforcement-learning loop to optimise long-term health outcomes.</text:p>
        </text:list-item>
      </text:list>
      <text:p text:style-name="P2"/>
      <text:h text:style-name="P14" text:outline-level="3">Ready to start?</text:h>
      <text:p text:style-name="P4">Pick <text:span text:style-name="Strong_20_Emphasis">Sprint 1 – ETL</text:span> and I can supply starter code scaffolds and command-line examples for COG &amp; GeoParquet creation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1" style:font-family-complex="'Arial Unicode M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1" style:font-family-complex="'Arial Unicode M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15:24:19.436059000</meta:creation-date>
    <dc:date>2025-06-03T12:36:44.086420000</dc:date>
    <meta:editing-duration>PT1H5M9S</meta:editing-duration>
    <meta:editing-cycles>1</meta:editing-cycles>
    <meta:document-statistic meta:table-count="8" meta:image-count="0" meta:object-count="0" meta:page-count="9" meta:paragraph-count="267" meta:word-count="2146" meta:character-count="13530" meta:non-whitespace-character-count="11459"/>
    <meta:generator>LibreOffice/25.2.0.3$MacOSX_X86_64 LibreOffice_project/e1cf4a87eb02d755bce1a01209907ea5ddc8f069</meta:generator>
  </office:meta>
</office:document-meta>
</file>